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NV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term editor</text:p>
          </table:table-cell>
          <table:table-cell/>
          <table:table-cell office:value-type="string" calcext:value-type="string">
            <text:p>ENVO Pol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term editor</text:p>
          </table:table-cell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office:value-type="float" office:value="404" calcext:value-type="float">
            <text:p>40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table:formula="of:=[.C2]/[.B2]*100" office:value-type="float" office:value="14.4750985309925" calcext:value-type="float">
            <text:p>14.475098531</text:p>
          </table:table-cell>
          <table:table-cell table:formula="of:=[.D2]/[.B2]*100" office:value-type="float" office:value="4.19204586169832" calcext:value-type="float">
            <text:p>4.1920458617</text:p>
          </table:table-cell>
          <table:table-cell table:number-columns-repeated="3"/>
          <table:table-cell table:formula="of:=[.H2]/[.G2]*100" office:value-type="float" office:value="17.2131147540984" calcext:value-type="float">
            <text:p>17.2131147541</text:p>
          </table:table-cell>
          <table:table-cell table:formula="of:=[.I2]/[.G2]*100" office:value-type="float" office:value="31.4207650273224" calcext:value-type="float">
            <text:p>31.420765027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ntology</text:p>
          </table:table-cell>
          <table:table-cell office:value-type="string" calcext:value-type="string">
            <text:p>% terms with created by</text:p>
          </table:table-cell>
          <table:table-cell office:value-type="string" calcext:value-type="string">
            <text:p>% terms with term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vo</text:p>
          </table:table-cell>
          <table:table-cell table:style-name="ce1" office:value-type="float" office:value="14.4750985309925" calcext:value-type="float">
            <text:p>14.5</text:p>
          </table:table-cell>
          <table:table-cell table:style-name="ce1" office:value-type="float" office:value="4.19204586169832" calcext:value-type="float">
            <text:p>4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voPolar</text:p>
          </table:table-cell>
          <table:table-cell table:style-name="ce1" office:value-type="float" office:value="17.2131147540984" calcext:value-type="float">
            <text:p>17.2</text:p>
          </table:table-cell>
          <table:table-cell table:style-name="ce1" office:value-type="float" office:value="31.4207650273224" calcext:value-type="float">
            <text:p>31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2:59:48.327213096</meta:creation-date>
    <meta:generator>LibreOffice/5.1.6.2$Linux_X86_64 LibreOffice_project/10m0$Build-2</meta:generator>
    <dc:date>2018-02-20T00:35:28.863550400</dc:date>
    <meta:editing-duration>PT1H25M14S</meta:editing-duration>
    <meta:editing-cycles>1</meta:editing-cycles>
    <meta:document-statistic meta:table-count="1" meta:cell-count="27" meta:object-count="0"/>
  </office:meta>
</office:document-meta>
</file>